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officeooo:rsid="0013b939" officeooo:paragraph-rsid="0013b939"/>
    </style:style>
    <style:style style:name="P3" style:family="paragraph" style:parent-style-name="Standard">
      <style:text-properties officeooo:rsid="0015095e" officeooo:paragraph-rsid="0015095e"/>
    </style:style>
    <style:style style:name="P4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5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6" style:family="paragraph" style:parent-style-name="Standard">
      <style:text-properties officeooo:rsid="00196c1b" officeooo:paragraph-rsid="00196c1b"/>
    </style:style>
    <style:style style:name="P7" style:family="paragraph" style:parent-style-name="Standard">
      <style:text-properties officeooo:rsid="001ace20" officeooo:paragraph-rsid="001ace20"/>
    </style:style>
    <style:style style:name="P8" style:family="paragraph" style:parent-style-name="Standard">
      <style:text-properties officeooo:rsid="001c592a" officeooo:paragraph-rsid="001c592a"/>
    </style:style>
    <style:style style:name="P9" style:family="paragraph" style:parent-style-name="Standard">
      <style:text-properties officeooo:rsid="001d6656" officeooo:paragraph-rsid="001d6656"/>
    </style:style>
    <style:style style:name="P10" style:family="paragraph" style:parent-style-name="Standard">
      <style:text-properties officeooo:rsid="001e083a" officeooo:paragraph-rsid="001e083a"/>
    </style:style>
    <style:style style:name="P11" style:family="paragraph" style:parent-style-name="Standard">
      <style:text-properties officeooo:rsid="001f701e" officeooo:paragraph-rsid="001f701e"/>
    </style:style>
    <style:style style:name="P12" style:family="paragraph" style:parent-style-name="Standard">
      <style:text-properties officeooo:rsid="0020b31d" officeooo:paragraph-rsid="0020b31d"/>
    </style:style>
    <style:style style:name="P13" style:family="paragraph" style:parent-style-name="Standard">
      <style:text-properties officeooo:rsid="0020bfcc" officeooo:paragraph-rsid="0020bfcc"/>
    </style:style>
    <style:style style:name="T1" style:family="text">
      <style:text-properties officeooo:rsid="0013b939"/>
    </style:style>
    <style:style style:name="T2" style:family="text">
      <style:text-properties officeooo:rsid="0015095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87a8" style:font-weight-asian="normal" style:font-weight-complex="normal"/>
    </style:style>
    <style:style style:name="T5" style:family="text">
      <style:text-properties officeooo:rsid="001c592a"/>
    </style:style>
    <style:style style:name="T6" style:family="text">
      <style:text-properties officeooo:rsid="001d66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elopment of Github_PCB-111000</text:p>
      <text:p text:style-name="P4"/>
      <text:p text:style-name="P5">Create new folders<text:tab/>9_Nano_Projects</text:p>
      <text:p text:style-name="P5">and<text:tab/><text:tab/><text:tab/>Resources_nano_projects</text:p>
      <text:p text:style-name="P5"/>
      <text:p text:style-name="P5">Go to <text:tab/><text:tab/><text:tab/>ATMEGA_project_work_BKP_30_Sept_2022\I2C_apps_project_V10<text:tab/>and</text:p>
      <text:p text:style-name="P5">Copy <text:span text:style-name="T5">the </text:span>files in<text:tab/>2_User_projects_V1_9\Resources_V12 to Resources_nano_projects</text:p>
      <text:p text:style-name="P1"/>
      <text:p text:style-name="P9">Create a new Arduino project <text:tab/>1_first_project </text:p>
      <text:p text:style-name="P9">and save it under<text:tab/><text:tab/><text:tab/>9_Nano_Projects</text:p>
      <text:p text:style-name="P9">Note that folder<text:tab/><text:tab/><text:tab/>1_first_project <text:tab/>is created for the project </text:p>
      <text:p text:style-name="P9"/>
      <text:p text:style-name="P10">Open<text:tab/><text:tab/><text:tab/><text:tab/><text:tab/>2_User_projects_V1_9\….\….\Open Proj_1A1</text:p>
      <text:p text:style-name="P10">Copy its contents into the Arduino project</text:p>
      <text:p text:style-name="P9"/>
      <text:p text:style-name="P10">Copy<text:tab/><text:tab/><text:tab/><text:tab/>Proj_1A1 hex file and </text:p>
      <text:p text:style-name="P10"><text:tab/><text:tab/><text:tab/><text:tab/>Proj_1A1_header_file</text:p>
      <text:p text:style-name="P10">into the <text:tab/><text:tab/><text:tab/><text:span text:style-name="T6">1_first_project </text:span>folder along side the <text:span text:style-name="T6">1_first_project </text:span>project </text:p>
      <text:p text:style-name="P10">Rename the header file <text:tab/>First_project_header</text:p>
      <text:p text:style-name="P10"/>
      <text:p text:style-name="P11">Upload the hex file to a PCB111000 </text:p>
      <text:p text:style-name="P11">Check it runs immediately following an -r- keypress</text:p>
      <text:p text:style-name="P11">Gives Version data following an -x- keypress</text:p>
      <text:p text:style-name="P11"/>
      <text:p text:style-name="P12">Close and reopen the Arduino Project so that it includes the header file</text:p>
      <text:p text:style-name="P12">Edit the #include statement to read<text:tab/>#include "First_project_header.h"</text:p>
      <text:p text:style-name="P12"/>
      <text:p text:style-name="P13">Compile the project using Nano board Atmega 168 processor</text:p>
      <text:p text:style-name="P13">Using <text:tab/><text:tab/>setup_HW_basic;</text:p>
      <text:p text:style-name="P13">and<text:tab/><text:tab/>setup_HW</text:p>
      <text:p text:style-name="P13"/>
      <text:p text:style-name="P13">Check the following data is printed out OK</text:p>
      <text:p text:style-name="P13">1 for OS version</text:p>
      <text:p text:style-name="P13">2 for system data</text:p>
      <text:p text:style-name="P13">3 Message from the OS (x to escape)</text:p>
      <text:p text:style-name="P13">The Default project runs correctly</text:p>
      <text:p text:style-name="P13"/>
      <text:p text:style-name="P13"/>
      <text:p text:style-name="P13">OS version</text:p>
      <text:p text:style-name="P13">OS: I2C_V20_0_CA</text:p>
      <text:p text:style-name="P13"/>
      <text:p text:style-name="P13">System data:</text:p>
      <text:p text:style-name="P13">SW information: Operating system I2C_V20_0_CA <text:s/>Projects V1_9 and Bootloader V4_21_CA. <text:s/>External programmer V2_30B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4T20:48:39.499000000</dc:date>
    <meta:editing-duration>PT7H12M8S</meta:editing-duration>
    <meta:editing-cycles>8</meta:editing-cycles>
    <meta:document-statistic meta:table-count="0" meta:image-count="0" meta:object-count="0" meta:page-count="1" meta:paragraph-count="31" meta:word-count="174" meta:character-count="1310" meta:non-whitespace-character-count="1131"/>
  </office:meta>
</office:document-meta>
</file>